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221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4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2.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5.77cm" fo:min-width="3.112cm"/>
    </style:style>
    <style:style style:name="gr8" style:family="graphic" style:parent-style-name="standard">
      <style:graphic-properties draw:textarea-horizontal-align="justify" draw:textarea-vertical-align="middle" draw:auto-grow-height="false" fo:min-height="0.863cm" fo:min-width="3.112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8cm" svg:height="14.471cm" svg:x="1.8cm" svg:y="1.7cm">
          <draw:text-box>
            <text:p>Key:</text:p>
            <text:p>Data Store:</text:p>
            <text:p/>
            <text:p/>
            <text:p/>
            <text:p>Data Source/Destination:</text:p>
            <text:p/>
            <text:p/>
            <text:p>Process:</text:p>
            <text:p/>
            <text:p/>
            <text:p/>
            <text:p/>
            <text:p/>
            <text:p/>
            <text:p/>
            <text:p/>
            <text:p/>
            <text:p/>
            <text:p>Data Flow:</text:p>
          </draw:text-box>
        </draw:frame>
        <draw:g>
          <draw:custom-shape draw:style-name="gr2" draw:text-style-name="P1" draw:layer="layout" svg:width="7.9cm" svg:height="2.4cm" svg:x="6.1cm" svg:y="1.9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2.199cm" svg:height="2.4cm" svg:x="6.101cm" svg:y="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4" draw:text-style-name="P1" draw:layer="layout" svg:x1="6.1cm" svg:y1="4.399cm" svg:x2="14cm" svg:y2="4.399cm">
            <text:p/>
          </draw:line>
          <draw:line draw:style-name="gr4" draw:text-style-name="P1" draw:layer="layout" svg:x1="6.1cm" svg:y1="1.999cm" svg:x2="14cm" svg:y2="1.999cm">
            <text:p/>
          </draw:line>
          <draw:line draw:style-name="gr4" draw:text-style-name="P1" draw:layer="layout" svg:x1="6.1cm" svg:y1="4.399cm" svg:x2="6.1cm" svg:y2="1.999cm">
            <text:p/>
          </draw:line>
          <draw:line draw:style-name="gr4" draw:text-style-name="P1" draw:layer="layout" svg:x1="8.3cm" svg:y1="4.399cm" svg:x2="8.3cm" svg:y2="1.999cm">
            <text:p/>
          </draw:line>
        </draw:g>
        <draw:custom-shape draw:style-name="gr5" draw:text-style-name="P1" draw:layer="layout" svg:width="3.1cm" svg:height="1.9cm" svg:x="9.4cm" svg:y="4.8cm">
          <text:p text:style-name="P1">Sourc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5.8cm" svg:y1="15.7cm" svg:x2="10.3cm" svg:y2="15.7cm">
          <text:p/>
        </draw:line>
        <draw:g>
          <draw:custom-shape draw:style-name="gr7" draw:text-style-name="P1" draw:layer="layout" svg:width="3.9cm" svg:height="6.5cm" svg:x="5.5cm" svg:y="7.1cm">
            <text:p text:style-name="P1">Process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3.9cm" svg:height="1.201cm" svg:x="5.5cm" svg:y="12.3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9" draw:layer="layout" svg:width="4.7cm" svg:height="1.7cm" svg:x="6.8cm" svg:y="15.7cm">
          <draw:text-box>
            <text:p>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7:07:32.155000000</meta:creation-date>
    <dc:date>2014-10-24T18:11:25.924000000</dc:date>
    <meta:editing-duration>PT28M20S</meta:editing-duration>
    <meta:editing-cycles>2</meta:editing-cycles>
    <meta:generator>LibreOffice/4.3.2.2$Windows_x86 LibreOffice_project/edfb5295ba211bd31ad47d0bad0118690f76407d</meta:generator>
    <meta:document-statistic meta:object-count="14"/>
  </office:meta>
</office:document-meta>
</file>